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Inter-fallback, system-ui, apple-system, BlinkMacSystemFont, 'Segoe UI', Roboto, Ubuntu, 'Helvetica Neue', Oxygen, Cantarell, sans-serif"/>
    <style:font-face style:name="Inter1" svg:font-family="Inter, ui-sans-serif, system-ui, apple-system, 'Segoe UI', Roboto, 'Helvetica Neue', Arial, 'Noto Sans', sans-serif, 'Apple Color Emoji', 'Segoe UI Emoji', 'Segoe UI Symbol', 'Noto Color Emoji'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e39" officeooo:paragraph-rsid="00074e39"/>
    </style:style>
    <style:style style:name="P2" style:family="paragraph" style:parent-style-name="Standard">
      <style:text-properties officeooo:rsid="00075e06" officeooo:paragraph-rsid="00075e06"/>
    </style:style>
    <style:style style:name="P3" style:family="paragraph" style:parent-style-name="Standard">
      <style:text-properties fo:font-weight="bold" officeooo:rsid="0007e1f7" officeooo:paragraph-rsid="0007e1f7" style:font-weight-asian="bold" style:font-weight-complex="bold"/>
    </style:style>
    <style:style style:name="P4" style:family="paragraph" style:parent-style-name="Standard">
      <style:text-properties officeooo:rsid="0007e1f7" officeooo:paragraph-rsid="0007e1f7"/>
    </style:style>
    <style:style style:name="P5" style:family="paragraph" style:parent-style-name="Text_20_body">
      <style:text-properties officeooo:rsid="00099c81" officeooo:paragraph-rsid="00099c81"/>
    </style:style>
    <style:style style:name="P6" style:family="paragraph" style:parent-style-name="Text_20_body">
      <style:text-properties fo:font-weight="bold" officeooo:rsid="00099c81" officeooo:paragraph-rsid="00099c81" style:font-weight-asian="bold" style:font-weight-complex="bold"/>
    </style:style>
    <style:style style:name="P7" style:family="paragraph" style:parent-style-name="Text_20_body">
      <style:text-properties fo:font-weight="bold" officeooo:rsid="00099c81" officeooo:paragraph-rsid="000c6a35" style:font-weight-asian="bold" style:font-weight-complex="bold"/>
    </style:style>
    <style:style style:name="P8" style:family="paragraph" style:parent-style-name="Text_20_body">
      <style:text-properties fo:font-weight="bold" officeooo:rsid="000a77e1" officeooo:paragraph-rsid="000a77e1" style:font-weight-asian="bold" style:font-weight-complex="bold"/>
    </style:style>
    <style:style style:name="P9" style:family="paragraph" style:parent-style-name="Text_20_body">
      <style:text-properties fo:font-weight="bold" officeooo:rsid="000c6a35" officeooo:paragraph-rsid="000c6a35" style:font-weight-asian="bold" style:font-weight-complex="bold"/>
    </style:style>
    <style:style style:name="P10" style:family="paragraph" style:parent-style-name="Text_20_body">
      <style:text-properties fo:font-weight="bold" officeooo:rsid="000ceed0" officeooo:paragraph-rsid="000ceed0" style:font-weight-asian="bold" style:font-weight-complex="bold"/>
    </style:style>
    <style:style style:name="P11" style:family="paragraph" style:parent-style-name="Text_20_body">
      <style:text-properties fo:font-weight="bold" officeooo:rsid="0010ce43" officeooo:paragraph-rsid="0010ce43" style:font-weight-asian="bold" style:font-weight-complex="bold"/>
    </style:style>
    <style:style style:name="P12" style:family="paragraph" style:parent-style-name="Text_20_body">
      <style:text-properties officeooo:rsid="000a77e1" officeooo:paragraph-rsid="000a77e1"/>
    </style:style>
    <style:style style:name="P13" style:family="paragraph" style:parent-style-name="Text_20_body">
      <style:text-properties officeooo:rsid="000c6a35" officeooo:paragraph-rsid="000c6a35"/>
    </style:style>
    <style:style style:name="P14" style:family="paragraph" style:parent-style-name="Text_20_body">
      <style:text-properties officeooo:rsid="000ceed0" officeooo:paragraph-rsid="000ceed0"/>
    </style:style>
    <style:style style:name="P15" style:family="paragraph" style:parent-style-name="Text_20_body">
      <style:text-properties officeooo:rsid="0010ce43" officeooo:paragraph-rsid="0010ce43"/>
    </style:style>
    <style:style style:name="P16" style:family="paragraph" style:parent-style-name="Text_20_body">
      <style:text-properties officeooo:rsid="0013ae1e" officeooo:paragraph-rsid="0013ae1e"/>
    </style:style>
    <style:style style:name="P17" style:family="paragraph" style:parent-style-name="Text_20_body">
      <style:text-properties officeooo:paragraph-rsid="0013ae1e"/>
    </style:style>
    <style:style style:name="P18" style:family="paragraph" style:parent-style-name="Text_20_body">
      <style:text-properties officeooo:paragraph-rsid="0027860f"/>
    </style:style>
    <style:style style:name="P19" style:family="paragraph" style:parent-style-name="Heading_20_1">
      <style:text-properties officeooo:paragraph-rsid="00099c81"/>
    </style:style>
    <style:style style:name="P20" style:family="paragraph" style:parent-style-name="Heading_20_1">
      <style:text-properties officeooo:paragraph-rsid="0027860f"/>
    </style:style>
    <style:style style:name="P21" style:family="paragraph" style:parent-style-name="Heading_20_1">
      <style:text-properties officeooo:paragraph-rsid="002ea420"/>
    </style:style>
    <style:style style:name="P22" style:family="paragraph" style:parent-style-name="Heading_20_1">
      <style:paragraph-properties fo:margin-left="0in" fo:margin-right="0in" fo:margin-top="0in" fo:margin-bottom="0.25in" loext:contextual-spacing="false" fo:orphans="2" fo:widows="2" fo:text-indent="0in" style:auto-text-indent="false"/>
      <style:text-properties fo:font-variant="normal" fo:text-transform="none" fo:color="#404040" style:font-name="Roboto Slab" fo:font-size="21pt" fo:letter-spacing="normal" fo:font-style="normal" fo:font-weight="normal"/>
    </style:style>
    <style:style style:name="P23" style:family="paragraph" style:parent-style-name="Heading_20_1">
      <style:paragraph-properties fo:margin-left="0in" fo:margin-right="0in" fo:margin-top="0in" fo:margin-bottom="0.25in" loext:contextual-spacing="false" fo:orphans="2" fo:widows="2" fo:text-indent="0in" style:auto-text-indent="false"/>
      <style:text-properties fo:font-variant="normal" fo:text-transform="none" fo:color="#404040" style:font-name="Roboto Slab" fo:font-size="21pt" fo:letter-spacing="normal" fo:font-style="normal" fo:font-weight="normal" officeooo:paragraph-rsid="002ea420"/>
    </style:style>
    <style:style style:name="P24" style:family="paragraph" style:parent-style-name="Index">
      <style:text-properties officeooo:paragraph-rsid="002ea420"/>
    </style:style>
    <style:style style:name="P25" style:family="paragraph" style:parent-style-name="Text_20_body">
      <style:text-properties officeooo:rsid="0013ae1e" officeooo:paragraph-rsid="002ea420"/>
    </style:style>
    <style:style style:name="P26" style:family="paragraph" style:parent-style-name="Text_20_body">
      <style:text-properties officeooo:paragraph-rsid="002ea4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d4d5"/>
    </style:style>
    <style:style style:name="T3" style:family="text">
      <style:text-properties officeooo:rsid="0013ae1e"/>
    </style:style>
    <style:style style:name="T4" style:family="text">
      <style:text-properties officeooo:rsid="0014c657"/>
    </style:style>
    <style:style style:name="T5" style:family="text">
      <style:text-properties fo:font-variant="normal" fo:text-transform="none" fo:color="#6b7280" style:font-name="Inter1" fo:font-size="15pt" fo:letter-spacing="normal" fo:font-style="normal" fo:font-weight="normal"/>
    </style:style>
    <style:style style:name="T6" style:family="text">
      <style:text-properties fo:font-variant="normal" fo:text-transform="none" fo:color="#314149" style:font-name="Inter" fo:font-size="1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On-chain</text:h>
      <text:p text:style-name="P26">Haskell and Plutus </text:p>
      <text:p text:style-name="P26">Haskell:</text:p>
      <text:p text:style-name="P26"><text:a xlink:type="simple" xlink:href="https://www.haskell.org/" text:style-name="Internet_20_link" text:visited-style-name="Visited_20_Internet_20_Link">https://www.haskell.org/</text:a></text:p>
      <text:p text:style-name="P26"><text:a xlink:type="simple" xlink:href="http://learnyouahaskell.com/" text:style-name="Internet_20_link" text:visited-style-name="Visited_20_Internet_20_Link">http://learnyouahaskell.com</text:a></text:p>
      <text:h text:style-name="P21" text:outline-level="1">Haskell</text:h>
      <text:h text:style-name="P21" text:outline-level="1">Haskell use cases </text:h>
      <text:h text:style-name="P21" text:outline-level="1">choosing Haskell</text:h>
      <text:h text:style-name="P21" text:outline-level="1">concurrency and parallelism</text:h>
      <text:h text:style-name="P21" text:outline-level="1">lazy evaluation</text:h>
      <text:h text:style-name="P21" text:outline-level="1">security</text:h>
      <text:h text:style-name="P21" text:outline-level="1">why functional programming </text:h>
      <text:h text:style-name="P21" text:outline-level="1">immutable Data</text:h>
      <text:h text:style-name="P21" text:outline-level="1">functions </text:h>
      <text:h text:style-name="P21" text:outline-level="1">pure functions </text:h>
      <text:h text:style-name="P21" text:outline-level="1">recursion</text:h>
      <text:h text:style-name="P21" text:outline-level="1">lists</text:h>
      <text:h text:style-name="P21" text:outline-level="1">higher-order functions</text:h>
      <text:h text:style-name="P21" text:outline-level="1">anonymous functions </text:h>
      <text:p text:style-name="P26"/>
      <text:p text:style-name="P26"/>
      <text:p text:style-name="P26"><text:soft-page-break/></text:p>
      <text:p text:style-name="P24"/>
      <text:p text:style-name="P26">Plutus:</text:p>
      <text:p text:style-name="P26"><text:a xlink:type="simple" xlink:href="https://developers.cardano.org/docs/smart-contracts/plutus/" text:style-name="Internet_20_link" text:visited-style-name="Visited_20_Internet_20_Link">https://developers.cardano.org/docs/smart-contracts/plutus/</text:a></text:p>
      <text:p text:style-name="P26">https://docs.cardano.org/plutus/learn-about-plutus/s</text:p>
      <text:h text:style-name="P23" text:outline-level="1">Using Plutus Tx</text:h>
      <text:p text:style-name="P26"><text:a xlink:type="simple" xlink:href="https://plutus.readthedocs.io/en/latest/tutorials/plutus-tx.html" text:style-name="Internet_20_link" text:visited-style-name="Visited_20_Internet_20_Link">https://plutus.readthedocs.io/en/latest/tutorials/plutus-tx.html</text:a></text:p>
      <text:p text:style-name="P26"/>
      <text:h text:style-name="P21" text:outline-level="1">Off-chain</text:h>
      <text:p text:style-name="P25"><text:span text:style-name="T4">Lucid and </text:span>Mesh tutorial </text:p>
      <text:p text:style-name="P26"><text:span text:style-name="T3">lucid: </text:span><text:span text:style-name="T6">an off-chain framework for Cardano.</text:span></text:p>
      <text:p text:style-name="P25"><text:a xlink:type="simple" xlink:href="https://lucid.spacebudz.io/" text:style-name="Internet_20_link" text:visited-style-name="Visited_20_Internet_20_Link">https://lucid.spacebudz.io/</text:a></text:p>
      <text:p text:style-name="P25">Dcumentation: https://lucid.spacebudz.io/docs/overview/about-lucid/</text:p>
      <text:p text:style-name="P26"><text:span text:style-name="T3">Mesh: </text:span><text:span text:style-name="T5">Mesh is an open-source library providing numerous tools to easily build powerful dApps on the Cardano blockchain.</text:span></text:p>
      <text:p text:style-name="P25">https://meshjs.dev/</text:p>
      <text:p text:style-name="P25">https://meshjs.dev/guides/smart-contra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Inter-fallback, system-ui, apple-system, BlinkMacSystemFont, 'Segoe UI', Roboto, Ubuntu, 'Helvetica Neue', Oxygen, Cantarell, sans-serif"/>
    <style:font-face style:name="Inter1" svg:font-family="Inter, ui-sans-serif, system-ui, apple-system, 'Segoe UI', Roboto, 'Helvetica Neue', Arial, 'Noto Sans', sans-serif, 'Apple Color Emoji', 'Segoe UI Emoji', 'Segoe UI Symbol', 'Noto Color Emoji'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2:04:56.449336088</meta:creation-date>
    <meta:generator>LibreOffice/6.4.7.2$Linux_X86_64 LibreOffice_project/40$Build-2</meta:generator>
    <dc:date>2023-10-28T11:46:24.334574810</dc:date>
    <meta:editing-duration>PT1H1M34S</meta:editing-duration>
    <meta:editing-cycles>26</meta:editing-cycles>
    <meta:document-statistic meta:table-count="0" meta:image-count="0" meta:object-count="0" meta:page-count="2" meta:paragraph-count="32" meta:word-count="74" meta:character-count="843" meta:non-whitespace-character-count="794"/>
  </office:meta>
</office:document-meta>
</file>